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0.54pt" svg:y="259.6pt">
            <draw:object draw:notify-on-update-of-ranges="Sheet1.C3:Sheet1.C12 Sheet1.D3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2.2pt" svg:y="268.61pt">
            <draw:object draw:notify-on-update-of-ranges="Sheet1.B3:Sheet1.B11 Sheet1.F3:Sheet1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ave Vectors</text:p>
          </table:table-cell>
          <table:table-cell office:value-type="string" calcext:value-type="string">
            <text:p>Plane Waves</text:p>
          </table:table-cell>
          <table:table-cell office:value-type="string" calcext:value-type="string">
            <text:p>Diagonalisation time</text:p>
          </table:table-cell>
          <table:table-cell office:value-type="string" calcext:value-type="string">
            <text:p>eigenValue_min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2*[.B3]+1" office:value-type="float" office:value="21" calcext:value-type="float">
            <text:p>21</text:p>
          </table:table-cell>
          <table:table-cell office:value-type="string" calcext:value-type="string">
            <text:p>1.415d-3</text:p>
          </table:table-cell>
          <table:table-cell office:value-type="float" office:value="-9.27057456772299" calcext:value-type="float">
            <text:p>-9.2705745677229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2*[.B4]+1" office:value-type="float" office:value="101" calcext:value-type="float">
            <text:p>101</text:p>
          </table:table-cell>
          <table:table-cell office:value-type="string" calcext:value-type="string">
            <text:p>1.8388d-2</text:p>
          </table:table-cell>
          <table:table-cell office:value-type="float" office:value="-16.3629083121164" calcext:value-type="float">
            <text:p>-16.3629083121164</text:p>
          </table:table-cell>
          <table:table-cell table:formula="of:=ABS([.E4]-[.E3])" office:value-type="float" office:value="7.09233374439341" calcext:value-type="float">
            <text:p>7.0923337443934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2*[.B5]+1" office:value-type="float" office:value="201" calcext:value-type="float">
            <text:p>201</text:p>
          </table:table-cell>
          <table:table-cell office:value-type="string" calcext:value-type="string">
            <text:p>7.3778d-2</text:p>
          </table:table-cell>
          <table:table-cell office:value-type="float" office:value="-17.5294400810879" calcext:value-type="float">
            <text:p>-17.5294400810879</text:p>
          </table:table-cell>
          <table:table-cell table:formula="of:=ABS([.E5]-[.E4])" office:value-type="float" office:value="1.1665317689715" calcext:value-type="float">
            <text:p>1.166531768971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2*[.B6]+1" office:value-type="float" office:value="401" calcext:value-type="float">
            <text:p>401</text:p>
          </table:table-cell>
          <table:table-cell office:value-type="float" office:value="0.38744" calcext:value-type="float">
            <text:p>0.38744</text:p>
          </table:table-cell>
          <table:table-cell office:value-type="float" office:value="-17.9323199585776" calcext:value-type="float">
            <text:p>-17.9323199585776</text:p>
          </table:table-cell>
          <table:table-cell table:formula="of:=ABS([.E6]-[.E5])" office:value-type="float" office:value="0.402879877489703" calcext:value-type="float">
            <text:p>0.40287987748970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2*[.B7]+1" office:value-type="float" office:value="601" calcext:value-type="float">
            <text:p>601</text:p>
          </table:table-cell>
          <table:table-cell office:value-type="float" office:value="1.345" calcext:value-type="float">
            <text:p>1.345</text:p>
          </table:table-cell>
          <table:table-cell office:value-type="float" office:value="-18.0162523170417" calcext:value-type="float">
            <text:p>-18.0162523170417</text:p>
          </table:table-cell>
          <table:table-cell table:formula="of:=ABS([.E7]-[.E6])" office:value-type="float" office:value="0.0839323584641001" calcext:value-type="float">
            <text:p>0.083932358464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2*[.B8]+1" office:value-type="float" office:value="801" calcext:value-type="float">
            <text:p>801</text:p>
          </table:table-cell>
          <table:table-cell office:value-type="float" office:value="3.3765" calcext:value-type="float">
            <text:p>3.3765</text:p>
          </table:table-cell>
          <table:table-cell office:value-type="float" office:value="-18.0465441474428" calcext:value-type="float">
            <text:p>-18.0465441474428</text:p>
          </table:table-cell>
          <table:table-cell table:formula="of:=ABS([.E8]-[.E7])" office:value-type="float" office:value="0.0302918304010973" calcext:value-type="float">
            <text:p>0.0302918304010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2*[.B9]+1" office:value-type="float" office:value="1001" calcext:value-type="float">
            <text:p>1001</text:p>
          </table:table-cell>
          <table:table-cell office:value-type="float" office:value="5.8333" calcext:value-type="float">
            <text:p>5.8333</text:p>
          </table:table-cell>
          <table:table-cell office:value-type="float" office:value="-18.0607423631718" calcext:value-type="float">
            <text:p>-18.0607423631718</text:p>
          </table:table-cell>
          <table:table-cell table:formula="of:=ABS([.E9]-[.E8])" office:value-type="float" office:value="0.014198215729003" calcext:value-type="float">
            <text:p>0.01419821572900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2*[.B10]+1" office:value-type="float" office:value="1501" calcext:value-type="float">
            <text:p>1501</text:p>
          </table:table-cell>
          <table:table-cell office:value-type="float" office:value="18.1945" calcext:value-type="float">
            <text:p>18.1945</text:p>
          </table:table-cell>
          <table:table-cell office:value-type="float" office:value="-18.0748826832645" calcext:value-type="float">
            <text:p>-18.0748826832645</text:p>
          </table:table-cell>
          <table:table-cell table:formula="of:=ABS([.E10]-[.E9])" office:value-type="float" office:value="0.0141403200927002" calcext:value-type="float">
            <text:p>0.014140320092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2*[.B11]+1" office:value-type="float" office:value="2001" calcext:value-type="float">
            <text:p>2001</text:p>
          </table:table-cell>
          <table:table-cell office:value-type="float" office:value="42.1023" calcext:value-type="float">
            <text:p>42.1023</text:p>
          </table:table-cell>
          <table:table-cell office:value-type="float" office:value="-18.0798609283732" calcext:value-type="float">
            <text:p>-18.0798609283732</text:p>
          </table:table-cell>
          <table:table-cell table:formula="of:=ABS([.E11]-[.E10])" office:value-type="float" office:value="0.00497824510869904" calcext:value-type="float">
            <text:p>0.00497824510869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2*[.B12]+1" office:value-type="float" office:value="3001" calcext:value-type="float">
            <text:p>3001</text:p>
          </table:table-cell>
          <table:table-cell office:value-type="float" office:value="142.746765" calcext:value-type="float">
            <text:p>142.746765</text:p>
          </table:table-cell>
          <table:table-cell office:value-type="float" office:value="-18.0834267419734" calcext:value-type="float">
            <text:p>-18.0834267419734</text:p>
          </table:table-cell>
          <table:table-cell table:formula="of:=ABS([.E12]-[.E11])" office:value-type="float" office:value="0.00356581360020058" calcext:value-type="float">
            <text:p>0.00356581360020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2*[.B13]+1" office:value-type="float" office:value="4001" calcext:value-type="float">
            <text:p>4001</text:p>
          </table:table-cell>
          <table:table-cell office:value-type="float" office:value="478.503601" calcext:value-type="float">
            <text:p>478.50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gence</text:p>
          </table:table-cell>
          <table:table-cell table:formula="of:=([.F14]/103931.46964091)^(1/-2.4528351775791)" office:value-type="float" office:value="725.551069168376" calcext:value-type="float">
            <text:p>725.551069168376</text:p>
          </table:table-cell>
          <table:table-cell table:number-columns-repeated="3"/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table:formula="of:=0.000000005895302644709*[.C15]^3 - 0.000003196983993963*[.C15]^2+0.004515215771575*[.C15]-1.34614686819262" office:value-type="float" office:value="7508.13398345729" calcext:value-type="float">
            <text:p>7508.133983457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2:09:05.980388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41:17.230670361</meta:creation-date>
    <dc:date>2019-09-05T12:13:54.198705108</dc:date>
    <meta:editing-duration>PT15M23S</meta:editing-duration>
    <meta:editing-cycles>2</meta:editing-cycles>
    <meta:generator>LibreOffice/6.0.7.3$Linux_X86_64 LibreOffice_project/00m0$Build-3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C3:Sheet1.D12" svg:x="0.32cm" svg:y="0.18cm" svg:width="10.497cm" svg:height="8.64cm">
          <chartooo:coordinate-region svg:x="0.941cm" svg:y="0.379cm" svg:width="9.3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2" chart:class="chart:scatter">
            <chart:domain table:cell-range-address="Sheet1.C3:Sheet1.C12"/>
            <chart:regression-curve chart:style-name="ch7">
              <chart:equation chart:display-equation="true" chart:display-r-square="true" svg:x="1.019cm" svg:y="0.1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C3:Sheet1.C12</svg:desc>
                </draw:g>
              </table:table-cell>
              <table:table-cell office:value-type="float" office:value="NaN">
                <text:p>NaN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0.38744">
                <text:p>0.38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">
                <text:p>601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1">
                <text:p>801</text:p>
              </table:table-cell>
              <table:table-cell office:value-type="float" office:value="3.3765">
                <text:p>3.3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1">
                <text:p>1001</text:p>
              </table:table-cell>
              <table:table-cell office:value-type="float" office:value="5.8333">
                <text:p>5.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1">
                <text:p>1501</text:p>
              </table:table-cell>
              <table:table-cell office:value-type="float" office:value="18.1945">
                <text:p>18.1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42.1023">
                <text:p>42.1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1">
                <text:p>3001</text:p>
              </table:table-cell>
              <table:table-cell office:value-type="float" office:value="142.746765">
                <text:p>142.74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3:Sheet1.B11 Sheet1.F3:Sheet1.F11" svg:x="0.319cm" svg:y="0.284cm" svg:width="10.417cm" svg:height="8.639cm">
          <chartooo:coordinate-region svg:x="1.417cm" svg:y="0.483cm" svg:width="8.94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1" chart:class="chart:scatter">
            <chart:domain table:cell-range-address="Sheet1.B3:Sheet1.B11"/>
            <chart:regression-curve chart:style-name="ch8">
              <chart:equation chart:display-equation="true" chart:display-r-square="false"/>
            </chart:regression-curve>
            <chart:data-point chart:repeated="5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3:Sheet1.B11</svg:desc>
                </draw:g>
              </table:table-cell>
              <table:table-cell office:value-type="float" office:value="NaN">
                <text:p>NaN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7.09233374439341">
                <text:p>7.09233374439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1665317689715">
                <text:p>1.1665317689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402879877489703">
                <text:p>0.402879877489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839323584641001">
                <text:p>0.0839323584641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302918304010973">
                <text:p>0.0302918304010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14198215729003">
                <text:p>0.014198215729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0141403200927002">
                <text:p>0.0141403200927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00497824510869904">
                <text:p>0.00497824510869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